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fo:font-size="18pt" officeooo:rsid="000fd865" officeooo:paragraph-rsid="000fd865" style:font-size-asian="18pt" style:font-size-complex="18pt"/>
    </style:style>
    <style:style style:name="P2" style:family="paragraph" style:parent-style-name="Standard">
      <style:paragraph-properties fo:text-align="center" style:justify-single-word="false"/>
      <style:text-properties style:font-name="Helvetica" fo:font-size="18pt" officeooo:rsid="001c01a0" officeooo:paragraph-rsid="001c01a0" style:font-size-asian="18pt" style:font-size-complex="18pt"/>
    </style:style>
    <style:style style:name="P3" style:family="paragraph" style:parent-style-name="Standard">
      <style:paragraph-properties fo:text-align="center" style:justify-single-word="false"/>
      <style:text-properties style:font-name="Helvetica" fo:font-size="18pt" officeooo:rsid="0013e64c" officeooo:paragraph-rsid="0013e64c" style:font-size-asian="18pt" style:font-size-complex="18pt"/>
    </style:style>
    <style:style style:name="P4" style:family="paragraph" style:parent-style-name="Standard">
      <style:paragraph-properties fo:text-align="start" style:justify-single-word="false"/>
      <style:text-properties style:font-name="Helvetica" fo:font-size="14pt" officeooo:rsid="000fd865" officeooo:paragraph-rsid="000fd865" style:font-size-asian="12.25pt" style:font-size-complex="14pt"/>
    </style:style>
    <style:style style:name="P5" style:family="paragraph" style:parent-style-name="Standard">
      <style:paragraph-properties fo:text-align="start" style:justify-single-word="false"/>
      <style:text-properties style:font-name="Helvetica" fo:font-size="14pt" officeooo:rsid="001063d0" officeooo:paragraph-rsid="001063d0" style:font-size-asian="12.25pt" style:font-size-complex="14pt"/>
    </style:style>
    <style:style style:name="P6" style:family="paragraph" style:parent-style-name="Standard">
      <style:paragraph-properties fo:text-align="start" style:justify-single-word="false"/>
      <style:text-properties style:font-name="Helvetica" fo:font-size="14pt" officeooo:rsid="001467aa" officeooo:paragraph-rsid="001467aa" style:font-size-asian="12.25pt" style:font-size-complex="14pt"/>
    </style:style>
    <style:style style:name="P7" style:family="paragraph" style:parent-style-name="Standard">
      <style:paragraph-properties fo:text-align="start" style:justify-single-word="false"/>
      <style:text-properties style:font-name="Helvetica" fo:font-size="14pt" officeooo:rsid="001467aa" officeooo:paragraph-rsid="0018ce1b" style:font-size-asian="12.25pt" style:font-size-complex="14pt"/>
    </style:style>
    <style:style style:name="P8" style:family="paragraph" style:parent-style-name="Standard">
      <style:paragraph-properties fo:text-align="start" style:justify-single-word="false"/>
      <style:text-properties style:font-name="Helvetica" fo:font-size="14pt" officeooo:rsid="001467aa" officeooo:paragraph-rsid="001a8707" style:font-size-asian="12.25pt" style:font-size-complex="14pt"/>
    </style:style>
    <style:style style:name="P9" style:family="paragraph" style:parent-style-name="Standard">
      <style:paragraph-properties fo:text-align="start" style:justify-single-word="false"/>
      <style:text-properties style:font-name="Helvetica" fo:font-size="14pt" officeooo:rsid="001467aa" officeooo:paragraph-rsid="00217d56" style:font-size-asian="12.25pt" style:font-size-complex="14pt"/>
    </style:style>
    <style:style style:name="P10" style:family="paragraph" style:parent-style-name="Standard">
      <style:paragraph-properties fo:text-align="start" style:justify-single-word="false"/>
      <style:text-properties style:font-name="Helvetica" fo:font-size="14pt" officeooo:rsid="001467aa" officeooo:paragraph-rsid="0033a1be" style:font-size-asian="12.25pt" style:font-size-complex="14pt"/>
    </style:style>
    <style:style style:name="P11" style:family="paragraph" style:parent-style-name="Standard">
      <style:paragraph-properties fo:text-align="start" style:justify-single-word="false"/>
      <style:text-properties style:font-name="Helvetica" fo:font-size="14pt" officeooo:rsid="001c01a0" officeooo:paragraph-rsid="001c01a0" style:font-size-asian="12.25pt" style:font-size-complex="14pt"/>
    </style:style>
    <style:style style:name="P12" style:family="paragraph" style:parent-style-name="Standard">
      <style:paragraph-properties fo:text-align="start" style:justify-single-word="false"/>
      <style:text-properties style:font-name="Helvetica" fo:font-size="14pt" officeooo:rsid="001c01a0" officeooo:paragraph-rsid="00217d56" style:font-size-asian="12.25pt" style:font-size-complex="14pt"/>
    </style:style>
    <style:style style:name="P13" style:family="paragraph" style:parent-style-name="Standard">
      <style:paragraph-properties fo:text-align="start" style:justify-single-word="false"/>
      <style:text-properties style:font-name="Helvetica" fo:font-size="14pt" officeooo:rsid="001c01a0" officeooo:paragraph-rsid="0033a1be" style:font-size-asian="12.25pt" style:font-size-complex="14pt"/>
    </style:style>
    <style:style style:name="P14" style:family="paragraph" style:parent-style-name="Standard">
      <style:paragraph-properties fo:text-align="start" style:justify-single-word="false"/>
      <style:text-properties style:font-name="Helvetica" fo:font-size="14pt" officeooo:rsid="001063d0" officeooo:paragraph-rsid="0011e4ba" style:font-size-asian="14pt" style:font-size-complex="14pt"/>
    </style:style>
    <style:style style:name="P15" style:family="paragraph" style:parent-style-name="Standard">
      <style:paragraph-properties fo:text-align="start" style:justify-single-word="false"/>
      <style:text-properties style:font-name="Helvetica" fo:font-size="16pt" officeooo:rsid="001063d0" officeooo:paragraph-rsid="001063d0" style:font-size-asian="16pt" style:font-size-complex="16pt"/>
    </style:style>
    <style:style style:name="P16" style:family="paragraph" style:parent-style-name="Standard">
      <style:paragraph-properties fo:text-align="start" style:justify-single-word="false"/>
      <style:text-properties style:font-name="Helvetica" fo:font-size="16pt" officeooo:rsid="00310ddc" officeooo:paragraph-rsid="00310ddc" style:font-size-asian="14pt" style:font-size-complex="16pt"/>
    </style:style>
    <style:style style:name="P17" style:family="paragraph" style:parent-style-name="Standard">
      <style:paragraph-properties fo:text-align="start" style:justify-single-word="false"/>
      <style:text-properties style:font-name="Helvetica" fo:font-size="12pt" officeooo:rsid="00280be9" officeooo:paragraph-rsid="00280be9" style:font-size-asian="12pt" style:font-size-complex="12pt"/>
    </style:style>
    <style:style style:name="P18" style:family="paragraph" style:parent-style-name="Standard">
      <style:paragraph-properties fo:text-align="start" style:justify-single-word="false"/>
      <style:text-properties style:font-name="Helvetica" fo:font-size="12pt" officeooo:rsid="0013e64c" officeooo:paragraph-rsid="0013e64c" style:font-size-asian="12pt" style:font-size-complex="12pt"/>
    </style:style>
    <style:style style:name="P19" style:family="paragraph" style:parent-style-name="Standard">
      <style:paragraph-properties fo:text-align="start" style:justify-single-word="false"/>
      <style:text-properties style:font-name="Helvetica" fo:font-size="12pt" officeooo:rsid="001467aa" officeooo:paragraph-rsid="001467aa" style:font-size-asian="12pt" style:font-size-complex="12pt"/>
    </style:style>
    <style:style style:name="P20" style:family="paragraph" style:parent-style-name="Standard">
      <style:paragraph-properties fo:text-align="start" style:justify-single-word="false" style:border-line-width-bottom="0.0047in 0.0047in 0.0047in" fo:padding="0.0291in" fo:border-left="none" fo:border-right="none" fo:border-top="none" fo:border-bottom="1.05pt double #000000" style:join-border="false"/>
      <style:text-properties style:font-name="Helvetica" fo:font-size="14pt" officeooo:rsid="000fd865" officeooo:paragraph-rsid="000fd865" fo:background-color="#ffffff" style:font-size-asian="12.25pt" style:font-size-complex="14pt"/>
    </style:style>
    <style:style style:name="P21" style:family="paragraph" style:parent-style-name="Standard">
      <style:paragraph-properties fo:text-align="start" style:justify-single-word="false" style:border-line-width-bottom="0.0047in 0.0047in 0.0047in" fo:padding="0.0291in" fo:border-left="none" fo:border-right="none" fo:border-top="none" fo:border-bottom="1.05pt double #000000" style:join-border="false"/>
      <style:text-properties style:font-name="Helvetica" fo:font-size="12pt" officeooo:rsid="001c01a0" officeooo:paragraph-rsid="0011e4ba" fo:background-color="#ffffff" style:font-size-asian="12pt" style:font-size-complex="12pt"/>
    </style:style>
    <style:style style:name="P22" style:family="paragraph" style:parent-style-name="Standard">
      <style:paragraph-properties fo:text-align="start" style:justify-single-word="false"/>
      <style:text-properties style:font-name="Helvetica" fo:font-size="14pt" officeooo:rsid="000fd865" officeooo:paragraph-rsid="001063d0" fo:background-color="#ffffff" style:font-size-asian="12.25pt" style:font-size-complex="14pt"/>
    </style:style>
    <style:style style:name="P23" style:family="paragraph" style:parent-style-name="Standard">
      <style:paragraph-properties fo:text-align="start" style:justify-single-word="false"/>
      <style:text-properties style:font-name="Helvetica" fo:font-size="14pt" officeooo:rsid="001063d0" officeooo:paragraph-rsid="001063d0" fo:background-color="#ffffff" style:font-size-asian="12.25pt" style:font-size-complex="14pt"/>
    </style:style>
    <style:style style:name="P24" style:family="paragraph" style:parent-style-name="Standard">
      <style:paragraph-properties fo:text-align="start" style:justify-single-word="false"/>
      <style:text-properties style:font-name="Helvetica" fo:font-size="14pt" officeooo:rsid="0011e4ba" officeooo:paragraph-rsid="001063d0" fo:background-color="#ffffff" style:font-size-asian="12.25pt" style:font-size-complex="14pt"/>
    </style:style>
    <style:style style:name="P25" style:family="paragraph" style:parent-style-name="Standard">
      <style:paragraph-properties fo:text-align="start" style:justify-single-word="false"/>
      <style:text-properties style:font-name="Helvetica" fo:font-size="14pt" officeooo:rsid="001d22a1" officeooo:paragraph-rsid="0013e64c" fo:background-color="#ffffff" style:font-size-asian="12.25pt" style:font-size-complex="14pt"/>
    </style:style>
    <style:style style:name="P26" style:family="paragraph" style:parent-style-name="Standard">
      <style:paragraph-properties fo:text-align="start" style:justify-single-word="false"/>
      <style:text-properties style:font-name="Helvetica" fo:font-size="14pt" officeooo:rsid="001d22a1" officeooo:paragraph-rsid="003861c8" fo:background-color="#ffffff" style:font-size-asian="12.25pt" style:font-size-complex="14pt"/>
    </style:style>
    <style:style style:name="P27" style:family="paragraph" style:parent-style-name="Standard">
      <style:paragraph-properties fo:text-align="start" style:justify-single-word="false"/>
      <style:text-properties style:font-name="Helvetica" fo:font-size="14pt" officeooo:rsid="00159d45" officeooo:paragraph-rsid="0033a1be" fo:background-color="#ffffff" style:font-size-asian="12.25pt" style:font-size-complex="14pt"/>
    </style:style>
    <style:style style:name="P28" style:family="paragraph" style:parent-style-name="Standard">
      <style:paragraph-properties fo:text-align="start" style:justify-single-word="false"/>
      <style:text-properties style:font-name="Helvetica" fo:font-size="14pt" officeooo:rsid="00159d45" officeooo:paragraph-rsid="0018ce1b" fo:background-color="#ffffff" style:font-size-asian="12.25pt" style:font-size-complex="14pt"/>
    </style:style>
    <style:style style:name="P29" style:family="paragraph" style:parent-style-name="Standard">
      <style:paragraph-properties fo:text-align="start" style:justify-single-word="false"/>
      <style:text-properties style:font-name="Helvetica" fo:font-size="14pt" officeooo:rsid="00159d45" officeooo:paragraph-rsid="001c01a0" fo:background-color="#ffffff" style:font-size-asian="12.25pt" style:font-size-complex="14pt"/>
    </style:style>
    <style:style style:name="P30" style:family="paragraph" style:parent-style-name="Standard">
      <style:paragraph-properties fo:text-align="start" style:justify-single-word="false"/>
      <style:text-properties style:font-name="Helvetica" fo:font-size="14pt" officeooo:rsid="00159d45" officeooo:paragraph-rsid="00217d56" fo:background-color="#ffffff" style:font-size-asian="12.25pt" style:font-size-complex="14pt"/>
    </style:style>
    <style:style style:name="P31" style:family="paragraph" style:parent-style-name="Standard">
      <style:paragraph-properties fo:text-align="start" style:justify-single-word="false"/>
      <style:text-properties style:font-name="Helvetica" fo:font-size="14pt" officeooo:rsid="00159d45" officeooo:paragraph-rsid="003861c8" fo:background-color="#ffffff" style:font-size-asian="12.25pt" style:font-size-complex="14pt"/>
    </style:style>
    <style:style style:name="P32" style:family="paragraph" style:parent-style-name="Standard">
      <style:paragraph-properties fo:text-align="start" style:justify-single-word="false"/>
      <style:text-properties style:font-name="Helvetica" fo:font-size="14pt" officeooo:rsid="00159d45" officeooo:paragraph-rsid="0040e91f" fo:background-color="#ffffff" style:font-size-asian="12.25pt" style:font-size-complex="14pt"/>
    </style:style>
    <style:style style:name="P33" style:family="paragraph" style:parent-style-name="Standard">
      <style:paragraph-properties fo:text-align="start" style:justify-single-word="false"/>
      <style:text-properties style:font-name="Helvetica" fo:font-size="14pt" officeooo:rsid="0013e64c" officeooo:paragraph-rsid="0013e64c" fo:background-color="#ffffff" style:font-size-asian="12.25pt" style:font-size-complex="14pt"/>
    </style:style>
    <style:style style:name="P34" style:family="paragraph" style:parent-style-name="Standard">
      <style:paragraph-properties fo:text-align="start" style:justify-single-word="false"/>
      <style:text-properties style:font-name="Helvetica" fo:font-size="14pt" officeooo:rsid="001c01a0" officeooo:paragraph-rsid="001c01a0" fo:background-color="#ffffff" style:font-size-asian="12.25pt" style:font-size-complex="14pt"/>
    </style:style>
    <style:style style:name="P35" style:family="paragraph" style:parent-style-name="Standard">
      <style:paragraph-properties fo:text-align="start" style:justify-single-word="false"/>
      <style:text-properties style:font-name="Helvetica" fo:font-size="14pt" officeooo:rsid="0013e64c" officeooo:paragraph-rsid="0011e4ba" fo:background-color="#ffffff" style:font-size-asian="14pt" style:font-size-complex="14pt"/>
    </style:style>
    <style:style style:name="P36" style:family="paragraph" style:parent-style-name="Standard">
      <style:paragraph-properties fo:text-align="start" style:justify-single-word="false"/>
      <style:text-properties style:font-name="Helvetica" fo:font-size="14pt" officeooo:rsid="001467aa" officeooo:paragraph-rsid="003861c8" style:font-size-asian="12.25pt" style:font-size-complex="14pt"/>
    </style:style>
    <style:style style:name="P37" style:family="paragraph" style:parent-style-name="Standard">
      <style:paragraph-properties fo:text-align="start" style:justify-single-word="false"/>
      <style:text-properties style:font-name="Helvetica" fo:font-size="14pt" officeooo:rsid="001467aa" officeooo:paragraph-rsid="00217d56" style:font-size-asian="12.25pt" style:font-size-complex="14pt"/>
    </style:style>
    <style:style style:name="P38" style:family="paragraph" style:parent-style-name="Standard">
      <style:paragraph-properties fo:text-align="start" style:justify-single-word="false"/>
      <style:text-properties style:font-name="Helvetica" fo:font-size="14pt" officeooo:rsid="001467aa" officeooo:paragraph-rsid="0040e91f" style:font-size-asian="12.25pt" style:font-size-complex="14pt"/>
    </style:style>
    <style:style style:name="P39" style:family="paragraph" style:parent-style-name="Standard">
      <style:paragraph-properties fo:text-align="start" style:justify-single-word="false"/>
      <style:text-properties style:font-name="Helvetica" fo:font-size="14pt" officeooo:rsid="001467aa" officeooo:paragraph-rsid="004aa99b" style:font-size-asian="12.25pt" style:font-size-complex="14pt"/>
    </style:style>
    <style:style style:name="P40" style:family="paragraph" style:parent-style-name="Standard">
      <style:paragraph-properties fo:text-align="start" style:justify-single-word="false"/>
      <style:text-properties style:font-name="Helvetica" fo:font-size="14pt" officeooo:rsid="001c01a0" officeooo:paragraph-rsid="003861c8" style:font-size-asian="12.25pt" style:font-size-complex="14pt"/>
    </style:style>
    <style:style style:name="P41" style:family="paragraph" style:parent-style-name="Standard">
      <style:paragraph-properties fo:text-align="start" style:justify-single-word="false"/>
      <style:text-properties style:font-name="Helvetica" fo:font-size="14pt" officeooo:rsid="001c01a0" officeooo:paragraph-rsid="0040e91f" style:font-size-asian="12.25pt" style:font-size-complex="14pt"/>
    </style:style>
    <style:style style:name="P42" style:family="paragraph" style:parent-style-name="Standard">
      <style:paragraph-properties fo:text-align="start" style:justify-single-word="false"/>
      <style:text-properties style:font-name="Helvetica" fo:font-size="14pt" officeooo:rsid="001c01a0" officeooo:paragraph-rsid="005009ac" style:font-size-asian="12.25pt" style:font-size-complex="14pt"/>
    </style:style>
    <style:style style:name="P43" style:family="paragraph" style:parent-style-name="Standard">
      <style:paragraph-properties fo:text-align="start" style:justify-single-word="false"/>
      <style:text-properties style:font-name="Helvetica" fo:font-size="14pt" officeooo:rsid="001c01a0" officeooo:paragraph-rsid="00539564" style:font-size-asian="12.25pt" style:font-size-complex="14pt"/>
    </style:style>
    <style:style style:name="P44" style:family="paragraph" style:parent-style-name="Standard">
      <style:paragraph-properties fo:text-align="start" style:justify-single-word="false"/>
      <style:text-properties style:font-name="Helvetica" fo:font-size="14pt" officeooo:rsid="001c01a0" officeooo:paragraph-rsid="001c01a0" style:font-size-asian="12.25pt" style:font-size-complex="14pt"/>
    </style:style>
    <style:style style:name="P45" style:family="paragraph" style:parent-style-name="Standard">
      <style:paragraph-properties fo:text-align="start" style:justify-single-word="false"/>
      <style:text-properties style:font-name="Helvetica" fo:font-size="14pt" officeooo:rsid="001c01a0" officeooo:paragraph-rsid="00566a13" style:font-size-asian="12.25pt" style:font-size-complex="14pt"/>
    </style:style>
    <style:style style:name="P46" style:family="paragraph" style:parent-style-name="Standard">
      <style:paragraph-properties fo:text-align="start" style:justify-single-word="false"/>
      <style:text-properties style:font-name="Helvetica" fo:font-size="14pt" officeooo:rsid="001c01a0" officeooo:paragraph-rsid="005b8e5f" style:font-size-asian="12.25pt" style:font-size-complex="14pt"/>
    </style:style>
    <style:style style:name="P47" style:family="paragraph" style:parent-style-name="Standard">
      <style:paragraph-properties fo:text-align="start" style:justify-single-word="false"/>
      <style:text-properties style:font-name="Helvetica" fo:font-size="14pt" officeooo:rsid="001c01a0" officeooo:paragraph-rsid="005f756c" style:font-size-asian="12.25pt" style:font-size-complex="14pt"/>
    </style:style>
    <style:style style:name="P48" style:family="paragraph" style:parent-style-name="Standard">
      <style:paragraph-properties fo:text-align="start" style:justify-single-word="false"/>
      <style:text-properties style:font-name="Helvetica" fo:font-size="16pt" officeooo:rsid="0011e4ba" officeooo:paragraph-rsid="0011e4ba" fo:background-color="#ffffff" style:font-size-asian="16pt" style:font-size-complex="16pt"/>
    </style:style>
    <style:style style:name="P49" style:family="paragraph" style:parent-style-name="Standard">
      <style:paragraph-properties fo:text-align="start" style:justify-single-word="false"/>
      <style:text-properties style:font-name="Helvetica" fo:font-size="16pt" officeooo:rsid="001c01a0" officeooo:paragraph-rsid="001c01a0" fo:background-color="#ffffff" style:font-size-asian="16pt" style:font-size-complex="16pt"/>
    </style:style>
    <style:style style:name="P50" style:family="paragraph" style:parent-style-name="Standard">
      <style:paragraph-properties fo:text-align="start" style:justify-single-word="false"/>
      <style:text-properties style:font-name="Helvetica" fo:font-size="16pt" officeooo:rsid="0013e64c" officeooo:paragraph-rsid="0013e64c" fo:background-color="#ffffff" style:font-size-asian="16pt" style:font-size-complex="16pt"/>
    </style:style>
    <style:style style:name="P51" style:family="paragraph" style:parent-style-name="Standard">
      <style:paragraph-properties fo:text-align="start" style:justify-single-word="false"/>
      <style:text-properties style:font-name="Helvetica" fo:font-size="16pt" officeooo:rsid="002028a0" officeooo:paragraph-rsid="002028a0" fo:background-color="#ffffff" style:font-size-asian="16pt" style:font-size-complex="16pt"/>
    </style:style>
    <style:style style:name="P52" style:family="paragraph" style:parent-style-name="Standard">
      <style:paragraph-properties fo:text-align="start" style:justify-single-word="false"/>
      <style:text-properties style:font-name="Helvetica" fo:font-size="16pt" officeooo:rsid="002028a0" officeooo:paragraph-rsid="0040e91f" fo:background-color="#ffffff" style:font-size-asian="16pt" style:font-size-complex="16pt"/>
    </style:style>
    <style:style style:name="P53" style:family="paragraph" style:parent-style-name="Standard">
      <style:paragraph-properties fo:text-align="start" style:justify-single-word="false"/>
      <style:text-properties style:font-name="Helvetica" fo:font-size="16pt" officeooo:rsid="00310ddc" officeooo:paragraph-rsid="003861c8" style:font-size-asian="14pt" style:font-size-complex="16pt"/>
    </style:style>
    <style:style style:name="P54" style:family="paragraph" style:parent-style-name="Standard">
      <style:paragraph-properties fo:text-align="start" style:justify-single-word="false"/>
      <style:text-properties style:font-name="Helvetica" fo:font-size="12pt" officeooo:rsid="001d22a1" officeooo:paragraph-rsid="0033a1be" fo:background-color="#ffffff" style:font-size-asian="12pt" style:font-size-complex="12pt"/>
    </style:style>
    <style:style style:name="P55" style:family="paragraph" style:parent-style-name="Standard">
      <style:paragraph-properties fo:text-align="start" style:justify-single-word="false"/>
      <style:text-properties style:font-name="Helvetica" fo:font-size="12pt" officeooo:rsid="001d22a1" officeooo:paragraph-rsid="003589ca" fo:background-color="#ffffff" style:font-size-asian="12pt" style:font-size-complex="12pt"/>
    </style:style>
    <style:style style:name="P56" style:family="paragraph" style:parent-style-name="Standard">
      <style:paragraph-properties fo:text-align="start" style:justify-single-word="false"/>
      <style:text-properties style:font-name="Helvetica" fo:font-size="12pt" officeooo:rsid="001d22a1" officeooo:paragraph-rsid="003861c8" fo:background-color="#ffffff" style:font-size-asian="12pt" style:font-size-complex="12pt"/>
    </style:style>
    <style:style style:name="P57" style:family="paragraph" style:parent-style-name="Standard">
      <style:paragraph-properties fo:text-align="start" style:justify-single-word="false"/>
      <style:text-properties style:font-name="Helvetica" fo:font-size="12pt" officeooo:rsid="0013e64c" officeooo:paragraph-rsid="0013e64c" fo:background-color="#ffffff" style:font-size-asian="12pt" style:font-size-complex="12pt"/>
    </style:style>
    <style:style style:name="P58" style:family="paragraph" style:parent-style-name="Standard">
      <style:paragraph-properties fo:text-align="start" style:justify-single-word="false"/>
      <style:text-properties style:font-name="Helvetica" fo:font-size="12pt" officeooo:rsid="001e325d" officeooo:paragraph-rsid="001467aa" fo:background-color="#ffffff" style:font-size-asian="12pt" style:font-size-complex="12pt"/>
    </style:style>
    <style:style style:name="P59" style:family="paragraph" style:parent-style-name="Standard">
      <style:paragraph-properties fo:text-align="start" style:justify-single-word="false"/>
      <style:text-properties style:font-name="Helvetica" fo:font-size="12pt" officeooo:rsid="001467aa" officeooo:paragraph-rsid="001467aa" fo:background-color="#ffffff" style:font-size-asian="12pt" style:font-size-complex="12pt"/>
    </style:style>
    <style:style style:name="P60" style:family="paragraph" style:parent-style-name="Standard">
      <style:paragraph-properties fo:text-align="start" style:justify-single-word="false"/>
      <style:text-properties style:font-name="Helvetica" fo:font-size="12pt" officeooo:rsid="001467aa" officeooo:paragraph-rsid="002a3aba" fo:background-color="#ffffff" style:font-size-asian="12pt" style:font-size-complex="12pt"/>
    </style:style>
    <style:style style:name="P61" style:family="paragraph" style:parent-style-name="Standard">
      <style:paragraph-properties fo:text-align="start" style:justify-single-word="false"/>
      <style:text-properties style:font-name="Helvetica" fo:font-size="12pt" officeooo:rsid="001467aa" officeooo:paragraph-rsid="0040e91f" fo:background-color="#ffffff" style:font-size-asian="12pt" style:font-size-complex="12pt"/>
    </style:style>
    <style:style style:name="P62" style:family="paragraph" style:parent-style-name="Standard">
      <style:paragraph-properties fo:text-align="start" style:justify-single-word="false"/>
      <style:text-properties style:font-name="Helvetica" fo:font-size="12pt" officeooo:rsid="00371787" officeooo:paragraph-rsid="00371787" fo:background-color="#ffffff" style:font-size-asian="12pt" style:font-size-complex="12pt"/>
    </style:style>
    <style:style style:name="P63" style:family="paragraph" style:parent-style-name="Standard">
      <style:paragraph-properties fo:text-align="start" style:justify-single-word="false"/>
      <style:text-properties style:font-name="Helvetica" fo:font-size="12pt" officeooo:rsid="00371787" officeooo:paragraph-rsid="003861c8" fo:background-color="#ffffff" style:font-size-asian="12pt" style:font-size-complex="12pt"/>
    </style:style>
    <style:style style:name="P64" style:family="paragraph" style:parent-style-name="Standard">
      <style:paragraph-properties fo:text-align="start" style:justify-single-word="false"/>
      <style:text-properties style:font-name="Helvetica" fo:font-size="12pt" officeooo:rsid="005009ac" officeooo:paragraph-rsid="005009ac" fo:background-color="#ffffff" style:font-size-asian="12pt" style:font-size-complex="12pt"/>
    </style:style>
    <style:style style:name="P65" style:family="paragraph" style:parent-style-name="Standard">
      <style:paragraph-properties fo:text-align="start" style:justify-single-word="false"/>
      <style:text-properties style:font-name="Helvetica" fo:font-size="12pt" officeooo:rsid="005009ac" officeooo:paragraph-rsid="00539564" fo:background-color="#ffffff" style:font-size-asian="12pt" style:font-size-complex="12pt"/>
    </style:style>
    <style:style style:name="P66" style:family="paragraph" style:parent-style-name="Standard">
      <style:paragraph-properties fo:text-align="start" style:justify-single-word="false"/>
      <style:text-properties style:font-name="Helvetica" fo:font-size="12pt" officeooo:rsid="005009ac" officeooo:paragraph-rsid="00566a13" fo:background-color="#ffffff" style:font-size-asian="12pt" style:font-size-complex="12pt"/>
    </style:style>
    <style:style style:name="P67" style:family="paragraph" style:parent-style-name="Standard">
      <style:paragraph-properties fo:text-align="start" style:justify-single-word="false"/>
      <style:text-properties style:font-name="Helvetica" fo:font-size="12pt" officeooo:rsid="005009ac" officeooo:paragraph-rsid="0057da7d" fo:background-color="#ffffff" style:font-size-asian="12pt" style:font-size-complex="12pt"/>
    </style:style>
    <style:style style:name="P68" style:family="paragraph" style:parent-style-name="Standard">
      <style:paragraph-properties fo:text-align="start" style:justify-single-word="false"/>
      <style:text-properties style:font-name="Helvetica" fo:font-size="12pt" officeooo:rsid="005009ac" officeooo:paragraph-rsid="005b8e5f" fo:background-color="#ffffff" style:font-size-asian="12pt" style:font-size-complex="12pt"/>
    </style:style>
    <style:style style:name="P69" style:family="paragraph" style:parent-style-name="Standard">
      <style:paragraph-properties fo:text-align="start" style:justify-single-word="false"/>
      <style:text-properties style:font-name="Helvetica" fo:font-size="12pt" officeooo:rsid="005009ac" officeooo:paragraph-rsid="005f756c" fo:background-color="#ffffff" style:font-size-asian="12pt" style:font-size-complex="12pt"/>
    </style:style>
    <style:style style:name="P70" style:family="paragraph" style:parent-style-name="Standard">
      <style:paragraph-properties fo:text-align="start" style:justify-single-word="false"/>
      <style:text-properties style:font-name="Helvetica" fo:font-size="12pt" officeooo:rsid="00505188" officeooo:paragraph-rsid="0051b63e" fo:background-color="#ffffff" style:font-size-asian="12pt" style:font-size-complex="12pt"/>
    </style:style>
    <style:style style:name="P71" style:family="paragraph" style:parent-style-name="Standard">
      <style:paragraph-properties fo:text-align="start" style:justify-single-word="false"/>
      <style:text-properties style:font-name="Helvetica" fo:font-size="12pt" officeooo:rsid="00505188" officeooo:paragraph-rsid="00539564" fo:background-color="#ffffff" style:font-size-asian="12pt" style:font-size-complex="12pt"/>
    </style:style>
    <style:style style:name="P72" style:family="paragraph" style:parent-style-name="Standard">
      <style:paragraph-properties fo:text-align="start" style:justify-single-word="false"/>
      <style:text-properties style:font-name="Helvetica" fo:font-size="12pt" officeooo:rsid="00505188" officeooo:paragraph-rsid="00566a13" fo:background-color="#ffffff" style:font-size-asian="12pt" style:font-size-complex="12pt"/>
    </style:style>
    <style:style style:name="P73" style:family="paragraph" style:parent-style-name="Standard">
      <style:paragraph-properties fo:text-align="start" style:justify-single-word="false"/>
      <style:text-properties style:font-name="Helvetica" fo:font-size="12pt" officeooo:rsid="00505188" officeooo:paragraph-rsid="005857b6" fo:background-color="#ffffff" style:font-size-asian="12pt" style:font-size-complex="12pt"/>
    </style:style>
    <style:style style:name="P74" style:family="paragraph" style:parent-style-name="Standard">
      <style:paragraph-properties fo:text-align="start" style:justify-single-word="false"/>
      <style:text-properties style:font-name="Helvetica" fo:font-size="12pt" officeooo:rsid="00505188" officeooo:paragraph-rsid="005b8e5f" fo:background-color="#ffffff" style:font-size-asian="12pt" style:font-size-complex="12pt"/>
    </style:style>
    <style:style style:name="P75" style:family="paragraph" style:parent-style-name="Standard">
      <style:paragraph-properties fo:text-align="start" style:justify-single-word="false"/>
      <style:text-properties style:font-name="Helvetica" fo:font-size="12pt" officeooo:rsid="00505188" officeooo:paragraph-rsid="005d916f" fo:background-color="#ffffff" style:font-size-asian="12pt" style:font-size-complex="12pt"/>
    </style:style>
    <style:style style:name="P76" style:family="paragraph" style:parent-style-name="Standard">
      <style:paragraph-properties fo:text-align="start" style:justify-single-word="false"/>
      <style:text-properties style:font-name="Helvetica" fo:font-size="12pt" officeooo:rsid="00505188" officeooo:paragraph-rsid="005f756c" fo:background-color="#ffffff" style:font-size-asian="12pt" style:font-size-complex="12pt"/>
    </style:style>
    <style:style style:name="P77" style:family="paragraph" style:parent-style-name="Standard">
      <style:paragraph-properties fo:text-align="start" style:justify-single-word="false"/>
      <style:text-properties style:font-name="Helvetica" fo:font-size="12pt" officeooo:rsid="00280be9" officeooo:paragraph-rsid="002a3aba" style:font-size-asian="12pt" style:font-size-complex="12pt"/>
    </style:style>
    <style:style style:name="P78" style:family="paragraph" style:parent-style-name="Standard">
      <style:paragraph-properties fo:text-align="start" style:justify-single-word="false"/>
      <style:text-properties style:font-name="Helvetica" fo:font-size="12pt" officeooo:rsid="00407990" officeooo:paragraph-rsid="00407990" style:font-size-asian="12pt" style:font-size-complex="12pt"/>
    </style:style>
    <style:style style:name="P79" style:family="paragraph" style:parent-style-name="Standard">
      <style:paragraph-properties fo:text-align="start" style:justify-single-word="false"/>
      <style:text-properties style:font-name="Helvetica" fo:font-size="12pt" officeooo:rsid="00464226" officeooo:paragraph-rsid="00464226" style:font-size-asian="12pt" style:font-size-complex="12pt"/>
    </style:style>
    <style:style style:name="P80" style:family="paragraph" style:parent-style-name="Standard">
      <style:paragraph-properties fo:text-align="start" style:justify-single-word="false"/>
      <style:text-properties style:font-name="Helvetica" fo:font-size="12pt" officeooo:rsid="004e0e66" officeooo:paragraph-rsid="004e0e66" style:font-size-asian="12pt" style:font-size-complex="12pt"/>
    </style:style>
    <style:style style:name="P81" style:family="paragraph" style:parent-style-name="Standard">
      <style:paragraph-properties fo:text-align="start" style:justify-single-word="false"/>
      <style:text-properties style:font-name="Helvetica" fo:font-size="10pt" officeooo:rsid="001c01a0" officeooo:paragraph-rsid="001c01a0" fo:background-color="#ffffff" style:font-size-asian="10pt" style:font-size-complex="10pt"/>
    </style:style>
    <style:style style:name="P82" style:family="paragraph" style:parent-style-name="Standard">
      <style:paragraph-properties fo:text-align="start" style:justify-single-word="false"/>
      <style:text-properties style:font-name="Helvetica" fo:font-size="10pt" officeooo:rsid="002f2123" officeooo:paragraph-rsid="002f2123" fo:background-color="#ffffff" style:font-size-asian="10pt" style:font-size-complex="10pt"/>
    </style:style>
    <style:style style:name="P83" style:family="paragraph" style:parent-style-name="Standard">
      <style:paragraph-properties fo:text-align="start" style:justify-single-word="false"/>
      <style:text-properties style:font-name="Helvetica" fo:font-size="10pt" officeooo:rsid="00371787" officeooo:paragraph-rsid="00371787" fo:background-color="#ffffff" style:font-size-asian="10pt" style:font-size-complex="10pt"/>
    </style:style>
    <style:style style:name="P84" style:family="paragraph" style:parent-style-name="Standard">
      <style:paragraph-properties fo:text-align="start" style:justify-single-word="false"/>
      <style:text-properties style:font-name="Helvetica" fo:font-size="10pt" officeooo:rsid="004a3e18" officeooo:paragraph-rsid="004a3e18" fo:background-color="#ffffff" style:font-size-asian="10pt" style:font-size-complex="10pt"/>
    </style:style>
    <style:style style:name="P85" style:family="paragraph" style:parent-style-name="Standard">
      <style:paragraph-properties fo:text-align="start" style:justify-single-word="false"/>
      <style:text-properties style:font-name="Helvetica" fo:font-size="10pt" officeooo:rsid="004e0e66" officeooo:paragraph-rsid="004e0e66" fo:background-color="#ffffff" style:font-size-asian="10pt" style:font-size-complex="10pt"/>
    </style:style>
    <style:style style:name="P86" style:family="paragraph" style:parent-style-name="Standard">
      <style:paragraph-properties fo:text-align="start" style:justify-single-word="false"/>
      <style:text-properties style:font-name="Helvetica" fo:font-size="10pt" officeooo:rsid="005009ac" officeooo:paragraph-rsid="005009ac" fo:background-color="#ffffff" style:font-size-asian="10pt" style:font-size-complex="10pt"/>
    </style:style>
    <style:style style:name="P87" style:family="paragraph" style:parent-style-name="Standard">
      <style:paragraph-properties fo:text-align="start" style:justify-single-word="false"/>
      <style:text-properties style:font-name="Helvetica" fo:font-size="10pt" officeooo:rsid="005009ac" officeooo:paragraph-rsid="00539564" fo:background-color="#ffffff" style:font-size-asian="10pt" style:font-size-complex="10pt"/>
    </style:style>
    <style:style style:name="P88" style:family="paragraph" style:parent-style-name="Standard">
      <style:paragraph-properties fo:text-align="start" style:justify-single-word="false"/>
      <style:text-properties style:font-name="Helvetica" fo:font-size="10pt" officeooo:rsid="005009ac" officeooo:paragraph-rsid="00566a13" fo:background-color="#ffffff" style:font-size-asian="10pt" style:font-size-complex="10pt"/>
    </style:style>
    <style:style style:name="P89" style:family="paragraph" style:parent-style-name="Standard">
      <style:paragraph-properties fo:text-align="start" style:justify-single-word="false"/>
      <style:text-properties style:font-name="Helvetica" fo:font-size="10pt" officeooo:rsid="005009ac" officeooo:paragraph-rsid="005b8e5f" fo:background-color="#ffffff" style:font-size-asian="10pt" style:font-size-complex="10pt"/>
    </style:style>
    <style:style style:name="P90" style:family="paragraph" style:parent-style-name="Standard">
      <style:paragraph-properties fo:text-align="start" style:justify-single-word="false"/>
      <style:text-properties style:font-name="Helvetica" fo:font-size="10pt" officeooo:rsid="005009ac" officeooo:paragraph-rsid="005f756c" fo:background-color="#ffffff" style:font-size-asian="10pt" style:font-size-complex="10pt"/>
    </style:style>
    <style:style style:name="P91" style:family="paragraph" style:parent-style-name="Standard">
      <style:paragraph-properties fo:text-align="start" style:justify-single-word="false"/>
      <style:text-properties style:font-name="Helvetica" fo:font-size="10pt" officeooo:rsid="00539564" officeooo:paragraph-rsid="00539564" fo:background-color="#ffffff" style:font-size-asian="10pt" style:font-size-complex="10pt"/>
    </style:style>
    <style:style style:name="P92" style:family="paragraph" style:parent-style-name="Standard">
      <style:paragraph-properties fo:text-align="start" style:justify-single-word="false"/>
      <style:text-properties style:font-name="Helvetica" fo:font-size="10pt" officeooo:rsid="00566a13" officeooo:paragraph-rsid="00566a13" fo:background-color="#ffffff" style:font-size-asian="10pt" style:font-size-complex="10pt"/>
    </style:style>
    <style:style style:name="P93" style:family="paragraph" style:parent-style-name="Standard">
      <style:paragraph-properties fo:text-align="start" style:justify-single-word="false"/>
      <style:text-properties style:font-name="Helvetica" fo:font-size="10pt" officeooo:rsid="00566a13" officeooo:paragraph-rsid="005b8e5f" fo:background-color="#ffffff" style:font-size-asian="10pt" style:font-size-complex="10pt"/>
    </style:style>
    <style:style style:name="P94" style:family="paragraph" style:parent-style-name="Standard">
      <style:paragraph-properties fo:text-align="start" style:justify-single-word="false"/>
      <style:text-properties style:font-name="Helvetica" fo:font-size="10pt" officeooo:rsid="005b8e5f" officeooo:paragraph-rsid="005b8e5f" fo:background-color="#ffffff" style:font-size-asian="10pt" style:font-size-complex="10pt"/>
    </style:style>
    <style:style style:name="P95" style:family="paragraph" style:parent-style-name="Standard">
      <style:paragraph-properties fo:text-align="start" style:justify-single-word="false"/>
      <style:text-properties style:font-name="Helvetica" fo:font-size="10pt" officeooo:rsid="005b8e5f" officeooo:paragraph-rsid="005f756c" fo:background-color="#ffffff" style:font-size-asian="10pt" style:font-size-complex="10pt"/>
    </style:style>
    <style:style style:name="P96" style:family="paragraph" style:parent-style-name="Standard">
      <style:paragraph-properties fo:text-align="start" style:justify-single-word="false"/>
      <style:text-properties style:font-name="Helvetica" fo:font-size="10pt" officeooo:rsid="005f756c" officeooo:paragraph-rsid="005f756c" fo:background-color="#ffffff" style:font-size-asian="10pt" style:font-size-complex="10pt"/>
    </style:style>
    <style:style style:name="P97" style:family="paragraph" style:parent-style-name="Standard">
      <style:paragraph-properties fo:text-align="center" style:justify-single-word="false"/>
      <style:text-properties style:font-name="Helvetica" fo:font-size="18pt" officeooo:rsid="001d22a1" officeooo:paragraph-rsid="0013e64c" fo:background-color="#ffffff" style:font-size-asian="18pt" style:font-size-complex="18pt"/>
    </style:style>
    <style:style style:name="P98" style:family="paragraph" style:parent-style-name="Standard">
      <style:paragraph-properties fo:text-align="center" style:justify-single-word="false" fo:padding="0.0291in" fo:border-left="none" fo:border-right="none" fo:border-top="none" fo:border-bottom="0.06pt solid #000000" style:join-border="false"/>
      <style:text-properties style:font-name="Helvetica" fo:font-size="18pt" officeooo:rsid="001d22a1" officeooo:paragraph-rsid="0013e64c" fo:background-color="#ffffff" style:font-size-asian="18pt" style:font-size-complex="18pt"/>
    </style:style>
    <style:style style:name="P99"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4pt" officeooo:rsid="001c01a0" officeooo:paragraph-rsid="001c01a0" fo:background-color="#ffffff" style:font-size-asian="12.25pt" style:font-size-complex="14pt"/>
    </style:style>
    <style:style style:name="P100"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0pt" officeooo:rsid="002f2123" officeooo:paragraph-rsid="002f2123" fo:background-color="#ffffff" style:font-size-asian="10pt" style:font-size-complex="10pt"/>
    </style:style>
    <style:style style:name="P101"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0pt" officeooo:rsid="002f2123" officeooo:paragraph-rsid="005f756c" fo:background-color="#ffffff" style:font-size-asian="10pt" style:font-size-complex="10pt"/>
    </style:style>
    <style:style style:name="T1" style:family="text">
      <style:text-properties fo:background-color="#ffffff" loext:char-shading-value="0"/>
    </style:style>
    <style:style style:name="T2" style:family="text">
      <style:text-properties officeooo:rsid="0011e4ba" fo:background-color="#ffffff" loext:char-shading-value="0"/>
    </style:style>
    <style:style style:name="T3" style:family="text">
      <style:text-properties officeooo:rsid="0013e64c" fo:background-color="#ffffff" loext:char-shading-value="0"/>
    </style:style>
    <style:style style:name="T4" style:family="text">
      <style:text-properties officeooo:rsid="00159d45" fo:background-color="#ffffff" loext:char-shading-value="0"/>
    </style:style>
    <style:style style:name="T5" style:family="text">
      <style:text-properties officeooo:rsid="00178ba8" fo:background-color="#ffffff" loext:char-shading-value="0"/>
    </style:style>
    <style:style style:name="T6" style:family="text">
      <style:text-properties officeooo:rsid="0018ce1b" fo:background-color="#ffffff" loext:char-shading-value="0"/>
    </style:style>
    <style:style style:name="T7" style:family="text">
      <style:text-properties officeooo:rsid="001b4de4" fo:background-color="#ffffff" loext:char-shading-value="0"/>
    </style:style>
    <style:style style:name="T8" style:family="text">
      <style:text-properties officeooo:rsid="001c01a0" fo:background-color="#ffffff" loext:char-shading-value="0"/>
    </style:style>
    <style:style style:name="T9" style:family="text">
      <style:text-properties officeooo:rsid="000fd865" fo:background-color="#ffffff" loext:char-shading-value="0"/>
    </style:style>
    <style:style style:name="T10" style:family="text">
      <style:text-properties officeooo:rsid="001d22a1" fo:background-color="#ffffff" loext:char-shading-value="0"/>
    </style:style>
    <style:style style:name="T11" style:family="text">
      <style:text-properties officeooo:rsid="001e325d" fo:background-color="#ffffff" loext:char-shading-value="0"/>
    </style:style>
    <style:style style:name="T12" style:family="text">
      <style:text-properties officeooo:rsid="00249253" fo:background-color="#ffffff" loext:char-shading-value="0"/>
    </style:style>
    <style:style style:name="T13" style:family="text">
      <style:text-properties officeooo:rsid="0026181e" fo:background-color="#ffffff" loext:char-shading-value="0"/>
    </style:style>
    <style:style style:name="T14" style:family="text">
      <style:text-properties officeooo:rsid="00278201" fo:background-color="#ffffff" loext:char-shading-value="0"/>
    </style:style>
    <style:style style:name="T15" style:family="text">
      <style:text-properties officeooo:rsid="00298eaf" fo:background-color="#ffffff" loext:char-shading-value="0"/>
    </style:style>
    <style:style style:name="T16" style:family="text">
      <style:text-properties officeooo:rsid="002fb4f6" fo:background-color="#ffffff" loext:char-shading-value="0"/>
    </style:style>
    <style:style style:name="T17" style:family="text">
      <style:text-properties officeooo:rsid="00371787" fo:background-color="#ffffff" loext:char-shading-value="0"/>
    </style:style>
    <style:style style:name="T18" style:family="text">
      <style:text-properties officeooo:rsid="003844ed" fo:background-color="#ffffff" loext:char-shading-value="0"/>
    </style:style>
    <style:style style:name="T19" style:family="text">
      <style:text-properties officeooo:rsid="003861c8" fo:background-color="#ffffff" loext:char-shading-value="0"/>
    </style:style>
    <style:style style:name="T20" style:family="text">
      <style:text-properties officeooo:rsid="0047a191" fo:background-color="#ffffff" loext:char-shading-value="0"/>
    </style:style>
    <style:style style:name="T21" style:family="text">
      <style:text-properties officeooo:rsid="00486dec" fo:background-color="#ffffff" loext:char-shading-value="0"/>
    </style:style>
    <style:style style:name="T22" style:family="text">
      <style:text-properties officeooo:rsid="004a3e18" fo:background-color="#ffffff" loext:char-shading-value="0"/>
    </style:style>
    <style:style style:name="T23" style:family="text">
      <style:text-properties officeooo:rsid="004aa99b" fo:background-color="#ffffff" loext:char-shading-value="0"/>
    </style:style>
    <style:style style:name="T24" style:family="text">
      <style:text-properties officeooo:rsid="004c4b4a" fo:background-color="#ffffff" loext:char-shading-value="0"/>
    </style:style>
    <style:style style:name="T25" style:family="text">
      <style:text-properties officeooo:rsid="004e0e66" fo:background-color="#ffffff" loext:char-shading-value="0"/>
    </style:style>
    <style:style style:name="T26" style:family="text">
      <style:text-properties officeooo:rsid="00407990" fo:background-color="#ffffff" loext:char-shading-value="0"/>
    </style:style>
    <style:style style:name="T27" style:family="text">
      <style:text-properties officeooo:rsid="004f0b81" fo:background-color="#ffffff" loext:char-shading-value="0"/>
    </style:style>
    <style:style style:name="T28" style:family="text">
      <style:text-properties officeooo:rsid="005009ac" fo:background-color="#ffffff" loext:char-shading-value="0"/>
    </style:style>
    <style:style style:name="T29" style:family="text">
      <style:text-properties officeooo:rsid="0062479c" fo:background-color="#ffffff" loext:char-shading-value="0"/>
    </style:style>
    <style:style style:name="T30" style:family="text">
      <style:text-properties fo:font-size="16pt" style:font-size-asian="16pt" style:font-size-complex="16pt"/>
    </style:style>
    <style:style style:name="T31" style:family="text">
      <style:text-properties officeooo:rsid="003589ca"/>
    </style:style>
    <style:style style:name="T32" style:family="text">
      <style:text-properties fo:font-size="10pt" style:font-size-asian="10pt" style:font-size-complex="10pt"/>
    </style:style>
    <style:style style:name="T33" style:family="text">
      <style:text-properties fo:font-size="10pt" officeooo:rsid="000fd865" style:font-size-asian="10pt" style:font-size-complex="10pt"/>
    </style:style>
    <style:style style:name="T34" style:family="text">
      <style:text-properties officeooo:rsid="003a2ac1"/>
    </style:style>
    <style:style style:name="T35" style:family="text">
      <style:text-properties officeooo:rsid="003bb8a0"/>
    </style:style>
    <style:style style:name="T36" style:family="text">
      <style:text-properties officeooo:rsid="00429b54"/>
    </style:style>
    <style:style style:name="T37" style:family="text">
      <style:text-properties officeooo:rsid="000fd865"/>
    </style:style>
    <style:style style:name="T38" style:family="text">
      <style:text-properties officeooo:rsid="00539564"/>
    </style:style>
    <style:style style:name="T39" style:family="text">
      <style:text-properties officeooo:rsid="00556d93"/>
    </style:style>
    <style:style style:name="T40" style:family="text">
      <style:text-properties fo:font-size="9pt" style:font-size-asian="9pt" style:font-size-complex="9pt"/>
    </style:style>
    <style:style style:name="T41" style:family="text">
      <style:text-properties fo:font-size="9pt" officeooo:rsid="000fd865" style:font-size-asian="9pt" style:font-size-complex="9pt"/>
    </style:style>
    <style:style style:name="T42" style:family="text">
      <style:text-properties fo:font-size="9pt" officeooo:rsid="00556d93" style:font-size-asian="9pt" style:font-size-complex="9pt"/>
    </style:style>
    <style:style style:name="T43" style:family="text">
      <style:text-properties fo:font-size="9pt" officeooo:rsid="005857b6" style:font-size-asian="9pt" style:font-size-complex="9pt"/>
    </style:style>
    <style:style style:name="T44" style:family="text">
      <style:text-properties fo:font-size="9pt" officeooo:rsid="0058764f" style:font-size-asian="9pt" style:font-size-complex="9pt"/>
    </style:style>
    <style:style style:name="T45" style:family="text">
      <style:text-properties fo:font-size="9pt" officeooo:rsid="005d916f" style:font-size-asian="9pt" style:font-size-complex="9pt"/>
    </style:style>
    <style:style style:name="T46" style:family="text">
      <style:text-properties fo:font-size="9pt" officeooo:rsid="0062479c" style:font-size-asian="9pt" style:font-size-complex="9pt"/>
    </style:style>
    <style:style style:name="T47" style:family="text">
      <style:text-properties fo:font-size="9pt" officeooo:rsid="006327e1" style:font-size-asian="9pt" style:font-size-complex="9pt"/>
    </style:style>
    <style:style style:name="T48" style:family="text">
      <style:text-properties officeooo:rsid="00566a13"/>
    </style:style>
    <style:style style:name="T49" style:family="text">
      <style:text-properties officeooo:rsid="0057da7d"/>
    </style:style>
    <style:style style:name="T50" style:family="text">
      <style:text-properties officeooo:rsid="005857b6"/>
    </style:style>
    <style:style style:name="T51" style:family="text">
      <style:text-properties officeooo:rsid="005b8e5f"/>
    </style:style>
    <style:style style:name="T52" style:family="text">
      <style:text-properties officeooo:rsid="005c0070"/>
    </style:style>
    <style:style style:name="T53" style:family="text">
      <style:text-properties officeooo:rsid="005c3922"/>
    </style:style>
    <style:style style:name="T54" style:family="text">
      <style:text-properties officeooo:rsid="005d916f"/>
    </style:style>
    <style:style style:name="T55" style:family="text">
      <style:text-properties officeooo:rsid="005f756c"/>
    </style:style>
    <style:style style:name="T56" style:family="text">
      <style:text-properties officeooo:rsid="0062479c"/>
    </style:style>
    <style:style style:name="T57" style:family="text">
      <style:text-properties officeooo:rsid="006327e1"/>
    </style:style>
    <style:style style:name="T58" style:family="text">
      <style:text-properties fo:font-size="8.5pt" style:font-size-asian="8.5pt" style:font-size-complex="8.5pt"/>
    </style:style>
    <style:style style:name="T59" style:family="text">
      <style:text-properties fo:font-size="8.5pt" officeooo:rsid="000fd865" style:font-size-asian="8.5pt" style:font-size-complex="8.5pt"/>
    </style:style>
    <style:style style:name="T60" style:family="text">
      <style:text-properties fo:font-size="8.5pt" officeooo:rsid="006327e1" style:font-size-asian="8.5pt" style:font-size-complex="8.5pt"/>
    </style:style>
    <style:style style:name="T61" style:family="text">
      <style:text-properties fo:font-size="8.69999980926514pt" style:font-size-asian="8.69999980926514pt" style:font-size-complex="8.69999980926514pt"/>
    </style:style>
    <style:style style:name="T62" style:family="text">
      <style:text-properties fo:font-size="8.69999980926514pt" officeooo:rsid="000fd865" style:font-size-asian="8.69999980926514pt" style:font-size-complex="8.69999980926514pt"/>
    </style:style>
    <style:style style:name="T63" style:family="text">
      <style:text-properties fo:font-size="8.69999980926514pt" officeooo:rsid="006327e1" style:font-size-asian="8.69999980926514pt" style:font-size-complex="8.69999980926514pt"/>
    </style:style>
    <style:style style:name="T64" style:family="text">
      <style:text-properties fo:font-size="8.80000019073486pt" style:font-size-asian="8.80000019073486pt" style:font-size-complex="8.80000019073486pt"/>
    </style:style>
    <style:style style:name="T65" style:family="text">
      <style:text-properties fo:font-size="8.80000019073486pt" officeooo:rsid="000fd865" style:font-size-asian="8.80000019073486pt" style:font-size-complex="8.80000019073486pt"/>
    </style:style>
    <style:style style:name="T66" style:family="text">
      <style:text-properties fo:font-size="8.80000019073486pt" officeooo:rsid="006327e1" style:font-size-asian="8.80000019073486pt" style:font-size-complex="8.80000019073486pt"/>
    </style:style>
    <style:style style:name="T67" style:family="text">
      <style:text-properties fo:font-size="8.89999961853027pt" style:font-size-asian="8.89999961853027pt" style:font-size-complex="8.89999961853027pt"/>
    </style:style>
    <style:style style:name="T68" style:family="text">
      <style:text-properties fo:font-size="8.89999961853027pt" officeooo:rsid="000fd865" style:font-size-asian="8.89999961853027pt" style:font-size-complex="8.89999961853027pt"/>
    </style:style>
    <style:style style:name="T69" style:family="text">
      <style:text-properties fo:font-size="8.89999961853027pt" officeooo:rsid="006327e1" style:font-size-asian="8.89999961853027pt" style:font-size-complex="8.89999961853027pt"/>
    </style:style>
    <style:style style:name="T70" style:family="text">
      <style:text-properties officeooo:rsid="0063db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chDB <text:span text:style-name="T70">Structure &amp; </text:span>API Documentation</text:p>
      <text:p text:style-name="P1"/>
      <text:p text:style-name="P4"><text:span text:style-name="T30">Base URL</text:span>: <text:s/><text:span text:style-name="T1">https://admin:</text:span><text:a xlink:type="simple" xlink:href="mailto:9631aa6374e6@couchdb" text:style-name="Internet_20_link" text:visited-style-name="Visited_20_Internet_20_Link"><text:span text:style-name="T1">9631aa6374e6@couchdb</text:span></text:a><text:span text:style-name="T1">­80f683.smileupps.com/</text:span></text:p>
      <text:p text:style-name="P20"/>
      <text:p text:style-name="P22"/>
      <text:p text:style-name="P2"><text:span text:style-name="T9">L</text:span><text:span text:style-name="T1">ist of Databases</text:span></text:p>
      <text:p text:style-name="P15"><text:span text:style-name="T1">Databases </text:span><text:span text:style-name="T2">(required)</text:span><text:span text:style-name="T1">:</text:span></text:p>
      <text:p text:style-name="P23"/>
      <text:p text:style-name="P23">* studentlist</text:p>
      <text:p text:style-name="P5"><text:span text:style-name="T1">* </text:span><text:span text:style-name="T2">studentprofile</text:span></text:p>
      <text:p text:style-name="P24">* classlist</text:p>
      <text:p text:style-name="P24">* bluetoothid</text:p>
      <text:p text:style-name="P24"/>
      <text:p text:style-name="P48">Databases (Auto Generated):</text:p>
      <text:p text:style-name="P48"/>
      <text:p text:style-name="P14"><text:span text:style-name="T2">* class</text:span><text:span text:style-name="T3">&lt;insert classid&gt;</text:span></text:p>
      <text:p text:style-name="P35"/>
      <text:p text:style-name="P18"><text:span text:style-name="T3">E</text:span><text:span text:style-name="T1">g. If we create a new class with classid 300, then a new database 'class300' will get automatically created</text:span></text:p>
      <text:p text:style-name="P21"/>
      <text:p text:style-name="P49"/>
      <text:p text:style-name="P3"><text:span text:style-name="T1">Database </text:span><text:span text:style-name="T10">Structures </text:span><text:span text:style-name="T27">and View Endpoints</text:span></text:p>
      <text:p text:style-name="P16"><text:span text:style-name="T10">c</text:span><text:span text:style-name="T1">lasslist - </text:span></text:p>
      <text:p text:style-name="P25"/>
      <text:p text:style-name="P55">This <text:span text:style-name="T31">database has details of all the classes happening in the college for the semester. It holds the class number and the name of the class This database has to be filled up by the college administration. Inserting into this Database automatically creates a separate Database for every entry (If you insert via the provided backend API). These are the Auto Generated databases that I have mentioned above.</text:span></text:p>
      <text:p text:style-name="P55"/>
      <text:p text:style-name="P62">Note: This database has to be filled up before any other database</text:p>
      <text:p text:style-name="P54"/>
      <text:p text:style-name="P10"><text:span text:style-name="T1">All documents have </text:span><text:span text:style-name="T18">4</text:span><text:span text:style-name="T1"> </text:span><text:span text:style-name="T4">fields:</text:span></text:p>
      <text:p text:style-name="P10"><text:span text:style-name="T4">* _id <text:s text:c="27"/>`string <text:s/>- <text:s/></text:span><text:span text:style-name="T8">Unique </text:span><text:span text:style-name="T4">Id of the document`</text:span></text:p>
      <text:p text:style-name="P27">* _rev <text:s text:c="25"/>`string <text:s/>- <text:s/>Revision Id of the document` <text:s/></text:p>
      <text:p text:style-name="P10"><text:span text:style-name="T4">* </text:span><text:span text:style-name="T17">classnumber</text:span><text:span text:style-name="T4"> <text:s text:c="12"/>`int <text:s/>- <text:s/></text:span><text:span text:style-name="T20">Course number of the course. Eg 273</text:span><text:span text:style-name="T4">`</text:span></text:p>
      <text:p text:style-name="P10"><text:span text:style-name="T4">* </text:span><text:span text:style-name="T17">class</text:span><text:span text:style-name="T4">name <text:s text:c="15"/>`string <text:s/>- <text:s/></text:span><text:span text:style-name="T6">Name </text:span><text:span text:style-name="T21">of the Course</text:span><text:span text:style-name="T4">`</text:span></text:p>
      <text:p text:style-name="P27"/>
      <text:p text:style-name="P27"><text:soft-page-break/></text:p>
      <text:p text:style-name="P27"/>
      <text:p text:style-name="P13"><text:span text:style-name="T4">E</text:span><text:span text:style-name="T1">xample Document:</text:span></text:p>
      <text:p text:style-name="P83">{</text:p>
      <text:p text:style-name="P83"><text:s text:c="3"/>"_id": "c8bce53ea287a677199c7d8c33003ef8",</text:p>
      <text:p text:style-name="P83"><text:s text:c="3"/>"_rev": "1-bb82a350aa615ee84a12c30ff36a2dda",</text:p>
      <text:p text:style-name="P83"><text:s text:c="3"/>"classnumber": 273,</text:p>
      <text:p text:style-name="P83"><text:s text:c="3"/>"classname": "DistributedSystems"</text:p>
      <text:p text:style-name="P83">}</text:p>
      <text:p text:style-name="P83"/>
      <text:p text:style-name="P42"><text:span text:style-name="T28">Design</text:span><text:span text:style-name="T1"> Document:</text:span></text:p>
      <text:p text:style-name="P64">This design document emits a key value pair of classnumber and classname.</text:p>
      <text:p text:style-name="P70">Endpoint: <text:s text:c="2"/></text:p>
      <text:p text:style-name="P70"><text:span text:style-name="T33">https://admin:</text:span><text:a xlink:type="simple" xlink:href="mailto:9631aa6374e6@couchdb" text:style-name="Internet_20_link" text:visited-style-name="Visited_20_Internet_20_Link"><text:span text:style-name="T33">9631aa6374e6@couchdb</text:span></text:a><text:span text:style-name="T33">­-80f683.smileupps.com/</text:span><text:span text:style-name="T32">classlist/_design/getclassdata/_view/classexists</text:span></text:p>
      <text:p text:style-name="P86"/>
      <text:p text:style-name="P86">{</text:p>
      <text:p text:style-name="P86"><text:s text:c="3"/>"_id": "_design/getclassdata",</text:p>
      <text:p text:style-name="P86"><text:s text:c="3"/>"_rev": "1-7811abb20f9635ddbec007265c3da1d8",</text:p>
      <text:p text:style-name="P86"><text:s text:c="3"/>"views": {</text:p>
      <text:p text:style-name="P86"><text:s text:c="7"/>"classexists": {</text:p>
      <text:p text:style-name="P86"><text:s text:c="11"/>"map": "function(doc){ emit(doc.classnumber, doc.classname)}"</text:p>
      <text:p text:style-name="P86"><text:s text:c="7"/>}</text:p>
      <text:p text:style-name="P86"><text:s text:c="3"/>}</text:p>
      <text:p text:style-name="P86">}</text:p>
      <text:p text:style-name="P98"/>
      <text:p text:style-name="P97"/>
      <text:p text:style-name="P53"><text:span text:style-name="T19">bluetoothid</text:span><text:span text:style-name="T1"> - </text:span></text:p>
      <text:p text:style-name="P26"/>
      <text:p text:style-name="P56"><text:span text:style-name="T35">This database holds the details of which bluetooth sensor is for which subject. Each classid is mapped to the Unique uuid of the bluetooth sensor. The BLE sensor has to be already set up to transmit the classid using iBeacon facility. The mobile app will use this uuid information to filter out which BLE sensors to connect to. This database has to be filled up by the college administration. </text:span></text:p>
      <text:p text:style-name="P56"/>
      <text:p text:style-name="P63">Note: This database has to be filled up <text:span text:style-name="T34">immediately after classlist</text:span> database</text:p>
      <text:p text:style-name="P56"/>
      <text:p text:style-name="P36"><text:span text:style-name="T1">All documents have </text:span><text:span text:style-name="T18">4</text:span><text:span text:style-name="T1"> </text:span><text:span text:style-name="T4">fields:</text:span></text:p>
      <text:p text:style-name="P36"><text:span text:style-name="T4">* _id <text:s text:c="27"/>`string <text:s/>- <text:s/></text:span><text:span text:style-name="T8">Unique </text:span><text:span text:style-name="T4">Id of the document`</text:span></text:p>
      <text:p text:style-name="P31">* _rev <text:s text:c="25"/>`string <text:s/>- <text:s/>Revision Id of the document` <text:s/></text:p>
      <text:p text:style-name="P39"><text:span text:style-name="T4">* </text:span><text:span text:style-name="T22">classid</text:span><text:span text:style-name="T4"> <text:s text:c="21"/>`int <text:s/>- <text:s/></text:span><text:span text:style-name="T20">Course number of the course. Eg 273</text:span><text:span text:style-name="T4">`</text:span></text:p>
      <text:p text:style-name="P36"><text:span text:style-name="T4">* </text:span><text:span text:style-name="T22">bluetoothid</text:span><text:span text:style-name="T4"> <text:s text:c="15"/>`</text:span><text:span text:style-name="T24">int</text:span><text:span text:style-name="T4"> <text:s/>- <text:s/></text:span><text:span text:style-name="T23">UUID/ MAC address of the corresponding BLE</text:span><text:span text:style-name="T4">`</text:span></text:p>
      <text:p text:style-name="P31"/>
      <text:p text:style-name="P40"><text:span text:style-name="T4"/></text:p>
      <text:p text:style-name="P40"><text:span text:style-name="T4"/></text:p>
      <text:p text:style-name="P40"><text:soft-page-break/><text:span text:style-name="T4">E</text:span><text:span text:style-name="T1">xample Document:</text:span></text:p>
      <text:p text:style-name="P84">{</text:p>
      <text:p text:style-name="P84"><text:s text:c="3"/>"_id": "c8bce53ea287a677199c7d8c33002574",</text:p>
      <text:p text:style-name="P84"><text:s text:c="3"/>"_rev": "1-f891b343d1acfccfe14aae6cccf649e1",</text:p>
      <text:p text:style-name="P84"><text:s text:c="3"/>"classid": 283,</text:p>
      <text:p text:style-name="P84"><text:s text:c="3"/>"bluetoothid": 123456</text:p>
      <text:p text:style-name="P84">}</text:p>
      <text:p text:style-name="P84"/>
      <text:p text:style-name="P43"><text:span text:style-name="T28">Design</text:span><text:span text:style-name="T1"> Document:</text:span></text:p>
      <text:p text:style-name="P65">This design document emits a key value pair of <text:span text:style-name="T38">classid</text:span> and <text:span text:style-name="T38">bluetoothid</text:span>.</text:p>
      <text:p text:style-name="P71">Endpoint: <text:s text:c="2"/></text:p>
      <text:p text:style-name="P71"><text:span text:style-name="T41">https://admin:</text:span><text:a xlink:type="simple" xlink:href="mailto:9631aa6374e6@couchdb" text:style-name="Internet_20_link" text:visited-style-name="Visited_20_Internet_20_Link"><text:span text:style-name="T41">9631aa6374e6@couchdb</text:span></text:a><text:span text:style-name="T41">-80f683.smileupps.com/bluetoothid</text:span><text:span text:style-name="T40">/_design/</text:span><text:span text:style-name="T42">getbluetoothid/_view/bluetoothid</text:span></text:p>
      <text:p text:style-name="P87"/>
      <text:p text:style-name="P91">{</text:p>
      <text:p text:style-name="P91"><text:s text:c="3"/>"_id": "_design/getbluetoothid",</text:p>
      <text:p text:style-name="P91"><text:s text:c="3"/>"_rev": "1-01c11f49f753ea2a8dde7d3eea0f64a9",</text:p>
      <text:p text:style-name="P91"><text:s text:c="3"/>"views": {</text:p>
      <text:p text:style-name="P91"><text:s text:c="7"/>"bluetoothid": {</text:p>
      <text:p text:style-name="P91"><text:s text:c="11"/>"map": "function(doc){ emit(doc.classid, doc.bluetoothid)}"</text:p>
      <text:p text:style-name="P91"><text:s text:c="7"/>}</text:p>
      <text:p text:style-name="P91"><text:s text:c="3"/>}</text:p>
      <text:p text:style-name="P91">}</text:p>
      <text:p text:style-name="P98"/>
      <text:p text:style-name="P50"/>
      <text:p text:style-name="P50">studentlist -</text:p>
      <text:p text:style-name="P33"/>
      <text:p text:style-name="P57">This database has the master list of students that are recognized by the college. </text:p>
      <text:p text:style-name="P19"><text:span text:style-name="T1">The college administration is responsible for populating it. </text:span><text:span text:style-name="T11">The regclasses fields holds all the classid </text:span><text:span text:style-name="T16">s</text:span><text:span text:style-name="T11"> to which the student has registered for the semester. Also should be provided by administration. </text:span></text:p>
      <text:p text:style-name="P58"/>
      <text:p text:style-name="P17"><text:span text:style-name="T11">N</text:span><text:span text:style-name="T1">ote: Entries of regclasses must already exist in classlist database</text:span></text:p>
      <text:p text:style-name="P59"/>
      <text:p text:style-name="P6"><text:span text:style-name="T1">All documents have 5 </text:span><text:span text:style-name="T4">fields:</text:span></text:p>
      <text:p text:style-name="P7"><text:span text:style-name="T4">* _id <text:s text:c="27"/>`string <text:s/>- <text:s/></text:span><text:span text:style-name="T8">Unique </text:span><text:span text:style-name="T4">Id of the document`</text:span></text:p>
      <text:p text:style-name="P28">* _rev <text:s text:c="25"/>`string <text:s/>- <text:s/>Revision Id of the document` <text:s/></text:p>
      <text:p text:style-name="P7"><text:span text:style-name="T4">* studentid <text:s text:c="18"/>`int <text:s/>- <text:s/></text:span><text:span text:style-name="T5">Unique Id of the student </text:span><text:span text:style-name="T4">`</text:span></text:p>
      <text:p text:style-name="P8"><text:span text:style-name="T4">* studentname <text:s text:c="11"/>`string <text:s/>- <text:s/></text:span><text:span text:style-name="T6">Name of the student</text:span><text:span text:style-name="T4">`</text:span></text:p>
      <text:p text:style-name="P6"><text:span text:style-name="T4">* regclasses <text:s text:c="15"/>`[]int <text:s/>- <text:s/></text:span><text:span text:style-name="T7">Array of classid to which the student is registered</text:span><text:span text:style-name="T4">`</text:span></text:p>
      <text:p text:style-name="P29"/>
      <text:p text:style-name="P11"><text:span text:style-name="T4"/></text:p>
      <text:p text:style-name="P11"><text:span text:style-name="T4"/></text:p>
      <text:p text:style-name="P11"><text:span text:style-name="T4"/></text:p>
      <text:p text:style-name="P11"><text:span text:style-name="T4"/></text:p>
      <text:p text:style-name="P11"><text:soft-page-break/><text:span text:style-name="T4">E</text:span><text:span text:style-name="T1">xample Document:</text:span></text:p>
      <text:p text:style-name="P81">{</text:p>
      <text:p text:style-name="P81"><text:s text:c="3"/>"_id": "44f5a9ca7b28013494043302c4011959",</text:p>
      <text:p text:style-name="P81"><text:s text:c="3"/>"_rev": "2-4f523cae598a0880ce01ac6a76dd0258",</text:p>
      <text:p text:style-name="P81"><text:s text:c="3"/>"studentid": 5002,</text:p>
      <text:p text:style-name="P81"><text:s text:c="3"/>"regclasses": [</text:p>
      <text:p text:style-name="P81"><text:s text:c="7"/>273,</text:p>
      <text:p text:style-name="P81"><text:s text:c="7"/>283</text:p>
      <text:p text:style-name="P81"><text:s text:c="3"/>],</text:p>
      <text:p text:style-name="P81"><text:s text:c="3"/>"studentname": "Rav"</text:p>
      <text:p text:style-name="P81">}</text:p>
      <text:p text:style-name="P81"/>
      <text:p text:style-name="P81"/>
      <text:p text:style-name="P45"><text:span text:style-name="T28">Design</text:span><text:span text:style-name="T1"> Document:</text:span></text:p>
      <text:p text:style-name="P45"><text:span text:style-name="T1"/></text:p>
      <text:p text:style-name="P66">This design document <text:span text:style-name="T48">has 2 views.</text:span></text:p>
      <text:p text:style-name="P66"><text:span text:style-name="T48">Studentname: </text:span>emits a key value pair of <text:span text:style-name="T48">studentid</text:span> and <text:span text:style-name="T48">studentname</text:span>.</text:p>
      <text:p text:style-name="P67"><text:span text:style-name="T48">studentenrolled: </text:span>emits a key value pair of <text:span text:style-name="T48">studentid</text:span> and <text:span text:style-name="T49">regclasses</text:span>.</text:p>
      <text:p text:style-name="P67"/>
      <text:p text:style-name="P72">Endpoint<text:span text:style-name="T50">s</text:span>: <text:s text:c="2"/></text:p>
      <text:p text:style-name="P72"><text:span text:style-name="T41">https://admin:</text:span><text:a xlink:type="simple" xlink:href="mailto:9631aa6374e6@couchdb" text:style-name="Internet_20_link" text:visited-style-name="Visited_20_Internet_20_Link"><text:span text:style-name="T41">9631aa6374e6@couchdb</text:span></text:a><text:span text:style-name="T41">-80f683.smileupps.com/</text:span><text:span text:style-name="T43">studentlist</text:span><text:span text:style-name="T40">/_design/</text:span><text:span text:style-name="T43">getlistdata</text:span><text:span text:style-name="T42">/_view/</text:span><text:span text:style-name="T43">studentname</text:span></text:p>
      <text:p text:style-name="P73"><text:span text:style-name="T41">https://admin:</text:span><text:a xlink:type="simple" xlink:href="mailto:9631aa6374e6@couchdb" text:style-name="Internet_20_link" text:visited-style-name="Visited_20_Internet_20_Link"><text:span text:style-name="T41">9631aa6374e6@couchdb</text:span></text:a><text:span text:style-name="T41">-80f683.smileupps.com/</text:span><text:span text:style-name="T43">studentlist/_design/getlistdata</text:span><text:span text:style-name="T42">/_view/</text:span><text:span text:style-name="T43">stud</text:span><text:span text:style-name="T44">entenrolled</text:span></text:p>
      <text:p text:style-name="P88"/>
      <text:p text:style-name="P92">{</text:p>
      <text:p text:style-name="P92"><text:s text:c="3"/>"_id": "_design/getlistdata",</text:p>
      <text:p text:style-name="P92"><text:s text:c="3"/>"_rev": "3-747d21d69ca5ddeb5edf8d158542018f",</text:p>
      <text:p text:style-name="P92"><text:s text:c="3"/>"views": {</text:p>
      <text:p text:style-name="P92"><text:s text:c="7"/>"studentname": {</text:p>
      <text:p text:style-name="P92"><text:s text:c="11"/>"map": "function(doc){ emit(doc.studentid, doc.studentname)}"</text:p>
      <text:p text:style-name="P92"><text:s text:c="7"/>},</text:p>
      <text:p text:style-name="P92"><text:s text:c="7"/>"studentenrolled": {</text:p>
      <text:p text:style-name="P92"><text:s text:c="11"/>"map": "function(doc){ emit(doc.studentid, doc.regclasses)}"</text:p>
      <text:p text:style-name="P92"><text:s text:c="7"/>}</text:p>
      <text:p text:style-name="P92"><text:s text:c="3"/>}</text:p>
      <text:p text:style-name="P92">}</text:p>
      <text:p text:style-name="P99"/>
      <text:p text:style-name="P34"/>
      <text:p text:style-name="P51">studentprofile -</text:p>
      <text:p text:style-name="P51"/>
      <text:p text:style-name="P77"><text:span text:style-name="T11">T</text:span><text:span text:style-name="T1">his database holds the list of all the students who have signed up with an Android app. </text:span><text:span text:style-name="T15">During signup, the student provides a password. </text:span></text:p>
      <text:p text:style-name="P77"><text:span text:style-name="T15"/></text:p>
      <text:p text:style-name="P78"><text:span text:style-name="T15">N</text:span><text:span text:style-name="T1">ote: All the previous databases have to be set up in order to use our APIs on this database</text:span></text:p>
      <text:p text:style-name="P60"/>
      <text:p text:style-name="P9"><text:span text:style-name="T1"/></text:p>
      <text:p text:style-name="P9"><text:span text:style-name="T1"/></text:p>
      <text:p text:style-name="P9"><text:span text:style-name="T1"/></text:p>
      <text:p text:style-name="P9"><text:soft-page-break/><text:span text:style-name="T1">All documents have </text:span><text:span text:style-name="T12">4</text:span><text:span text:style-name="T1"> </text:span><text:span text:style-name="T4">fields:</text:span></text:p>
      <text:p text:style-name="P9"><text:span text:style-name="T4">* _id <text:s text:c="27"/>`string <text:s/>- <text:s/></text:span><text:span text:style-name="T8">Unique </text:span><text:span text:style-name="T4">Id of the document`</text:span></text:p>
      <text:p text:style-name="P30">* _rev <text:s text:c="25"/>`string <text:s/>- <text:s/>Revision Id of the document` <text:s/></text:p>
      <text:p text:style-name="P9"><text:span text:style-name="T4">* studentid <text:s text:c="18"/>`int <text:s/>- <text:s/></text:span><text:span text:style-name="T5">Unique Id of the student </text:span><text:span text:style-name="T4">`</text:span></text:p>
      <text:p text:style-name="P9"><text:span text:style-name="T4">* </text:span><text:span text:style-name="T12">password</text:span><text:span text:style-name="T4"> <text:s text:c="17"/>`string <text:s/>- <text:s/></text:span><text:span text:style-name="T13">Password provided by student </text:span><text:span text:style-name="T14">during</text:span><text:span text:style-name="T13"> sign up</text:span><text:span text:style-name="T4">`</text:span></text:p>
      <text:p text:style-name="P30"/>
      <text:p text:style-name="P12"><text:span text:style-name="T4">E</text:span><text:span text:style-name="T1">xample Document:</text:span></text:p>
      <text:p text:style-name="P82">{</text:p>
      <text:p text:style-name="P82"><text:s text:c="3"/>"_id": "c8bce53ea287a677199c7d8c330039e1",</text:p>
      <text:p text:style-name="P82"><text:s text:c="3"/>"_rev": "1-f59d62e90d8a222896db6578a11dff71",</text:p>
      <text:p text:style-name="P82"><text:s text:c="3"/>"studentid": 5001,</text:p>
      <text:p text:style-name="P82"><text:s text:c="3"/>"password": "yolo"</text:p>
      <text:p text:style-name="P82">}</text:p>
      <text:p text:style-name="P82"/>
      <text:p text:style-name="P46"><text:span text:style-name="T28">Design</text:span><text:span text:style-name="T1"> Document:</text:span></text:p>
      <text:p text:style-name="P46"><text:span text:style-name="T1"/></text:p>
      <text:p text:style-name="P68">This design document <text:span text:style-name="T48">has 2 views.</text:span></text:p>
      <text:p text:style-name="P68"><text:span text:style-name="T51">studentregistered: </text:span>emits <text:span text:style-name="T52">only</text:span> a key <text:span text:style-name="T52">studentid</text:span></text:p>
      <text:p text:style-name="P68"><text:span text:style-name="T51">studentpassword: </text:span>emits a key value pair of <text:span text:style-name="T48">studentid</text:span> and <text:span text:style-name="T53">password</text:span>.</text:p>
      <text:p text:style-name="P68"/>
      <text:p text:style-name="P74">Endpoint<text:span text:style-name="T50">s</text:span>: <text:s text:c="2"/></text:p>
      <text:p text:style-name="P74"><text:span text:style-name="T41">https://admin:</text:span><text:a xlink:type="simple" xlink:href="mailto:9631aa6374e6@couchdb" text:style-name="Internet_20_link" text:visited-style-name="Visited_20_Internet_20_Link"><text:span text:style-name="T41">9631aa6374e6@couchdb</text:span></text:a><text:span text:style-name="T41">-80f683.smileupps.com/</text:span><text:span text:style-name="T43">student</text:span><text:span text:style-name="T45">profile</text:span><text:span text:style-name="T40">/_design/</text:span><text:span text:style-name="T45">studentdetails</text:span><text:span text:style-name="T42">/_view/</text:span><text:span text:style-name="T45">studentregistered</text:span></text:p>
      <text:p text:style-name="P75"><text:span text:style-name="T41">https://admin:</text:span><text:a xlink:type="simple" xlink:href="mailto:9631aa6374e6@couchdb" text:style-name="Internet_20_link" text:visited-style-name="Visited_20_Internet_20_Link"><text:span text:style-name="T41">9631aa6374e6@couchdb</text:span></text:a><text:span text:style-name="T41">-80f683.smileupps.com/</text:span><text:span text:style-name="T43">student</text:span><text:span text:style-name="T45">profile</text:span><text:span text:style-name="T44">/_design/</text:span><text:span text:style-name="T45">studentdetails</text:span><text:span text:style-name="T42">/_view/</text:span><text:span text:style-name="T45">studentpassword</text:span></text:p>
      <text:p text:style-name="P89"/>
      <text:p text:style-name="P94">{</text:p>
      <text:p text:style-name="P94"><text:s text:c="3"/>"_id": "_design/studentdetails",</text:p>
      <text:p text:style-name="P94"><text:s text:c="3"/>"_rev": "5-429a99dd45a2b89fc447040c8932315c",</text:p>
      <text:p text:style-name="P94"><text:s text:c="3"/>"views": {</text:p>
      <text:p text:style-name="P94"><text:s text:c="7"/>"studentregistered": {</text:p>
      <text:p text:style-name="P94"><text:s text:c="11"/>"map": "function(doc){ emit(doc.studentid)}"</text:p>
      <text:p text:style-name="P94"><text:s text:c="7"/>},</text:p>
      <text:p text:style-name="P94"><text:s text:c="7"/>"studentpassword": {</text:p>
      <text:p text:style-name="P94"><text:s text:c="11"/>"map": "function(doc){ emit(doc.studentid, doc.password)}"</text:p>
      <text:p text:style-name="P94"><text:s text:c="7"/>}</text:p>
      <text:p text:style-name="P94"><text:s text:c="3"/>}</text:p>
      <text:p text:style-name="P94">}</text:p>
      <text:p text:style-name="P100"/>
      <text:p text:style-name="P82"/>
      <text:p text:style-name="P52"><text:span text:style-name="T36">Auto Generated Databases</text:span> -</text:p>
      <text:p text:style-name="P52"/>
      <text:p text:style-name="P79"><text:span text:style-name="T15">A </text:span><text:span text:style-name="T1">separate database will be auto generated for every classid in the classlist </text:span><text:span text:style-name="T25">database</text:span><text:span text:style-name="T26"> </text:span><text:span text:style-name="T25">on insert into classlist database. Basically, this database will hold the list of all students that are present in the class. </text:span><text:span text:style-name="T29">The design document is automatically generated as well</text:span></text:p>
      <text:p text:style-name="P79"><text:span text:style-name="T25"/></text:p>
      <text:p text:style-name="P80"><text:span text:style-name="T25">S</text:span><text:span text:style-name="T1">o every class has a separate list of the students who are present in it.</text:span></text:p>
      <text:p text:style-name="P61"/>
      <text:p text:style-name="P61"/>
      <text:p text:style-name="P38"><text:soft-page-break/><text:span text:style-name="T1">All documents have </text:span><text:span text:style-name="T25">3</text:span><text:span text:style-name="T1"> </text:span><text:span text:style-name="T4">fields:</text:span></text:p>
      <text:p text:style-name="P38"><text:span text:style-name="T4">* _id <text:s text:c="27"/>`string <text:s/>- <text:s/></text:span><text:span text:style-name="T8">Unique </text:span><text:span text:style-name="T4">Id of the document`</text:span></text:p>
      <text:p text:style-name="P32">* _rev <text:s text:c="25"/>`string <text:s/>- <text:s/>Revision Id of the document` <text:s/></text:p>
      <text:p text:style-name="P38"><text:span text:style-name="T4">* studentid <text:s text:c="18"/>`int <text:s/>- <text:s/></text:span><text:span text:style-name="T5">Unique Id of the student </text:span><text:span text:style-name="T4">`</text:span></text:p>
      <text:p text:style-name="P32"/>
      <text:p text:style-name="P41"><text:span text:style-name="T4">E</text:span><text:span text:style-name="T1">xample Document:</text:span></text:p>
      <text:p text:style-name="P85">{</text:p>
      <text:p text:style-name="P85"><text:s text:c="3"/>"_id": "cb8b8f928333133ae1a0e4e0e9000d85",</text:p>
      <text:p text:style-name="P85"><text:s text:c="3"/>"_rev": "1-2f5a207fa9a0f1a2191e801d1a2c8ae9",</text:p>
      <text:p text:style-name="P85"><text:s text:c="3"/>"studentid": 5001</text:p>
      <text:p text:style-name="P85">}</text:p>
      <text:p text:style-name="P85"/>
      <text:p text:style-name="P85"/>
      <text:p text:style-name="P47"><text:span text:style-name="T28">Design</text:span><text:span text:style-name="T1"> Document:</text:span></text:p>
      <text:p text:style-name="P69">This design document <text:span text:style-name="T55">emits a key value pair of studentid and studentid</text:span></text:p>
      <text:p text:style-name="P69"/>
      <text:p text:style-name="P76">Endpoint: <text:s text:c="2"/></text:p>
      <text:p text:style-name="P76"><text:span text:style-name="T68">https://admin:</text:span><text:a xlink:type="simple" xlink:href="mailto:9631aa6374e6@couchdb" text:style-name="Internet_20_link" text:visited-style-name="Visited_20_Internet_20_Link"><text:span text:style-name="T68">9631aa6374e6@couchdb</text:span></text:a><text:span text:style-name="T68">-80f683.smileupps.com/studentprofile</text:span><text:span text:style-name="T67">/_design/</text:span><text:span text:style-name="T69">classattendance/_view/isstudentpresent</text:span></text:p>
      <text:p text:style-name="P90"/>
      <text:p text:style-name="P96">{</text:p>
      <text:p text:style-name="P96"><text:s text:c="3"/>"_id": "_design/classattendance",</text:p>
      <text:p text:style-name="P96"><text:s text:c="3"/>"_rev": "1-662b76fcca20327d679e8fcaf3bc395f",</text:p>
      <text:p text:style-name="P96"><text:s text:c="3"/>"views": {</text:p>
      <text:p text:style-name="P96"><text:s text:c="7"/>"isstudentpresent": {</text:p>
      <text:p text:style-name="P96"><text:s text:c="11"/>"map": "function(doc){ emit(doc.studentid, doc.studentid)}"</text:p>
      <text:p text:style-name="P96"><text:s text:c="7"/>}</text:p>
      <text:p text:style-name="P96"><text:s text:c="3"/>}</text:p>
      <text:p text:style-name="P96">}</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sik Sundar</meta:initial-creator>
    <meta:creation-date>2016-04-26T18:59:57.539035620</meta:creation-date>
    <dc:date>2016-04-26T20:56:57.630967577</dc:date>
    <dc:creator>Kousik Sundar</dc:creator>
    <meta:editing-duration>PT1H53M55S</meta:editing-duration>
    <meta:editing-cycles>88</meta:editing-cycles>
    <meta:generator>LibreOffice/5.0.3.2$Linux_X86_64 LibreOffice_project/00m0$Build-2</meta:generator>
    <meta:document-statistic meta:table-count="0" meta:image-count="0" meta:object-count="0" meta:page-count="6" meta:paragraph-count="168" meta:word-count="862" meta:character-count="7387" meta:non-whitespace-character-count="5891"/>
  </office:meta>
</office:document-meta>
</file>